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8" office:value-type="string" office:string-value="Stock Availability Report. Details">
            <text:p>Stock Availability Report. Details</text:p>
          </table:table-cell>
          <table:table-cell table:style-name="ce8" office:value-type="string" office:string-value=""/>
          <table:table-cell table:style-name="ce8" office:value-type="string" office:string-value="Stock Availability Report">
            <text:p>Stock Availabilit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Seller (for example a producer) to a Buyer (for example a retailer).">
            <text:p>A report on the quantities of each item that are, or will be, in stock. This document is sent by a Seller (for example a producer) to a Buyer (for example a retail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ock Availability Report. UBL Version Identifier. Identifier">
            <text:p>Stock Availability Report. UBL Vers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ock Availability Report. Customization Identifier. Identifier">
            <text:p>Stock Availability Report. Customiza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ock Availability Report. Profile Identifier. Identifier">
            <text:p>Stock Availability Report. Profile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ock Availability Report. Profile Execution Identifier. Identifier">
            <text:p>Stock Availability Report. Profile Execu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ock Availability Report. Identifier">
            <text:p>Stock Availability Report.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ock Availability Report. Copy_ Indicator. Indicator">
            <text:p>Stock Availability Report. Copy_ Indicator. Indicator</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ock Availability Report. UUID. Identifier">
            <text:p>Stock Availability Report. UUID.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ock Availability Report. Issue Date. Date">
            <text:p>Stock Availability Report. Issue Date. Dat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ock Availability Report. Issue Time. Time">
            <text:p>Stock Availability Report. Issue Time. Tim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ock Availability Report. Note. Text">
            <text:p>Stock Availability Report. Note. Text</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ock Availability Report. Document_ Currency Code. Code">
            <text:p>Stock Availability Report. Document_ Currency Code. Code</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Stock Availability Report. Inventory_ Period. Period">
            <text:p>Stock Availability Report. Inventory_ Period. Period</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inventory period covered by the Report.">
            <text:p>The inventory period covered by the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Stock Availability Report. Document Reference">
            <text:p>Stock Availability Report. Document Referenc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Stock Availability Report. Signature">
            <text:p>Stock Availability Report. Signatur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10" office:value-type="string" office:string-value="Stock Availability Report. Seller_ Supplier Party. Supplier Party">
            <text:p>Stock Availability Report. Seller_ Supplier Party. Suppli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10" office:value-type="string" office:string-value="Stock Availability Report. Retailer_ Customer Party. Customer Party">
            <text:p>Stock Availability Report. Retailer_ Customer Party. Custom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10" office:value-type="string" office:string-value="Stock Availability Report. Inventory Reporting_ Party. Party">
            <text:p>Stock Availability Report. Inventory Reporting_ Party.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10" office:value-type="string" office:string-value="Stock Availability Report. Stock Availability Report Line">
            <text:p>Stock Availability Report. Stock Availability Report Lin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tock Availability Report Line">
            <text:p>Stock Availability Report Line</text:p>
          </table:table-cell>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